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 style:data-style-name="N110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ffcccc" fo:padding="0.097cm" fo:border-left="0.05pt solid #000000" fo:border-right="none" fo:border-top="none" fo:border-bottom="0.05pt solid #000000">
        <style:background-image/>
      </style:table-cell-properties>
    </style:style>
    <style:style style:name="Table1.C11" style:family="table-cell" style:data-style-name="N110">
      <style:table-cell-properties fo:background-color="#ffcccc" fo:padding="0.097cm" fo:border-left="0.05pt solid #000000" fo:border-right="none" fo:border-top="none" fo:border-bottom="0.05pt solid #000000">
        <style:background-image/>
      </style:table-cell-properties>
    </style:style>
    <style:style style:name="Table1.E11" style:family="table-cell">
      <style:table-cell-properties fo:background-color="#ff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d567" officeooo:paragraph-rsid="0015d567"/>
    </style:style>
    <style:style style:name="P2" style:family="paragraph" style:parent-style-name="Standard">
      <style:text-properties fo:font-weight="normal" officeooo:rsid="0015d567" officeooo:paragraph-rsid="0015d567" style:font-weight-asian="normal" style:font-weight-complex="normal"/>
    </style:style>
    <style:style style:name="P3" style:family="paragraph" style:parent-style-name="Standard">
      <style:text-properties fo:font-weight="bold" officeooo:rsid="0015d567" officeooo:paragraph-rsid="0015d567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15d567" officeooo:paragraph-rsid="0015d567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5d567" officeooo:paragraph-rsid="0016289b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72379" officeooo:paragraph-rsid="00172379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72379" officeooo:paragraph-rsid="0018df94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8df94" officeooo:paragraph-rsid="0018df94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a3c7d" officeooo:paragraph-rsid="001a3c7d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6289b" officeooo:paragraph-rsid="0016289b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6289b" officeooo:paragraph-rsid="0018df94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bba69" officeooo:paragraph-rsid="001bba69" style:font-weight-asian="normal" style:font-weight-complex="normal"/>
    </style:style>
    <style:style style:name="P13" style:family="paragraph" style:parent-style-name="Standard">
      <style:text-properties style:text-underline-style="none" fo:font-weight="bold" officeooo:rsid="0015d567" officeooo:paragraph-rsid="0015d567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0172379" officeooo:paragraph-rsid="00172379" style:font-weight-asian="bold" style:font-weight-complex="bold"/>
    </style:style>
    <style:style style:name="P15" style:family="paragraph" style:parent-style-name="Standard">
      <style:text-properties style:text-underline-style="none" fo:font-weight="bold" officeooo:rsid="0018df94" officeooo:paragraph-rsid="0018df94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01bba69" officeooo:paragraph-rsid="001bba69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01a3c7d" officeooo:paragraph-rsid="001a3c7d" style:font-weight-asian="bold" style:font-weight-complex="bold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57535f" officeooo:paragraph-rsid="001bba69" style:font-weight-asian="bold" style:font-weight-complex="bold"/>
    </style:style>
    <style:style style:name="P20" style:family="paragraph" style:parent-style-name="Table_20_Contents">
      <style:text-properties officeooo:rsid="001bba69" officeooo:paragraph-rsid="001bba69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officeooo:paragraph-rsid="0057535f"/>
    </style:style>
    <style:style style:name="P23" style:family="paragraph" style:parent-style-name="Table_20_Contents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officeooo:rsid="0015d56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d567" style:font-weight-asian="bold" style:font-weight-complex="bold"/>
    </style:style>
    <style:style style:name="T4" style:family="text">
      <style:text-properties fo:font-weight="bold" officeooo:rsid="001a3c7d" style:font-weight-asian="bold" style:font-weight-complex="bold"/>
    </style:style>
    <style:style style:name="T5" style:family="text">
      <style:text-properties officeooo:rsid="001c4607"/>
    </style:style>
    <style:style style:name="T6" style:family="text">
      <style:text-properties officeooo:rsid="0016289b"/>
    </style:style>
    <style:style style:name="T7" style:family="text">
      <style:text-properties officeooo:rsid="001a3c7d"/>
    </style:style>
    <style:style style:name="T8" style:family="text">
      <style:text-properties officeooo:rsid="001bba69"/>
    </style:style>
    <style:style style:name="T9" style:family="text">
      <style:text-properties officeooo:rsid="001beb56"/>
    </style:style>
    <style:style style:name="T10" style:family="text">
      <style:text-properties officeooo:rsid="001c4431"/>
    </style:style>
    <number:number-style style:name="N110">
      <number:number number:decimal-places="5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3">ASR Assignment</text:span></text:p>
      <text:p text:style-name="Standard"/>
      <text:p text:style-name="P3">Problem Statement:-</text:p>
      <text:p text:style-name="P1"/>
      <text:p text:style-name="P2">The main aim of the assignment is to perform phoneme classification. TIMIT dataset used for the assignment.This contains audio files with 40 different phonemes. The model/algorithm to be used in the assignment is Gaussian Mixture Models (GMM)</text:p>
      <text:p text:style-name="P2"/>
      <text:p text:style-name="P3">Solution:-</text:p>
      <text:p text:style-name="P2"/>
      <text:p text:style-name="P2"><text:span text:style-name="T2">Pre proces</text:span><text:span text:style-name="T4">s</text:span><text:span text:style-name="T2">ing:-</text:span> </text:p>
      <text:p text:style-name="P2">1. Dowloaded the TIMIT dataset and took the path of each wav file in the directory in the train_wavs file. This acts as input to the import_timit.py which is provided to extract features from the audio file.</text:p>
      <text:p text:style-name="P4">2. The wav files are in NIST SPHERE format. These are converted to WAVE PCM format using <text:span text:style-name="T5">sphn_to_wav.py </text:span>file which is obtained from the link [].</text:p>
      <text:p text:style-name="P4"/>
      <text:p text:style-name="P13">Training:-</text:p>
      <text:p text:style-name="P5">1 The provided import_timit.py file is used to extract <text:span text:style-name="T6">mfcc features mfcc (13 dim), mfcc + delta (26 dim), mfcc + delta + delta (39 dim) features.</text:span></text:p>
      <text:p text:style-name="P10">2. The extracted features are stored in train1.hdf, train2.hdf and train3.hdf respectively.</text:p>
      <text:p text:style-name="P6">3. train.ipynb has the code to fit GMM to each phoneme and store the phonemes into pickle files</text:p>
      <text:p text:style-name="P6"/>
      <text:p text:style-name="P14">Testing:</text:p>
      <text:p text:style-name="P7"><text:s/><text:span text:style-name="T1">1 The provided import_timit.py file is used to extract mfcc features mfcc (13 dim), mfcc + delta (26 dim), mfcc + delta + delta (39 dim) features.</text:span></text:p>
      <text:p text:style-name="P11">2. The extracted features are stored in test1.hdf, test2.hdf and test3.hdf respectively.</text:p>
      <text:p text:style-name="P8">3. The hdf files have the ground truth phonemes along with the features.</text:p>
      <text:p text:style-name="P8">4.test.ipynb has the code to load the saved pickle files and predict a phoneme to each feature vector in the test files using MAP rule</text:p>
      <text:p text:style-name="P8">5.Frame level accuracy and Phoneme error rate is calculated using the ground truth phoneme sequence and the predicted phoneme sequence.</text:p>
      <text:p text:style-name="P8"/>
      <text:p text:style-name="P16">Results:-</text:p>
      <text:p text:style-name="P8"/>
      <text:p text:style-name="P8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9">MFCC feature dim<text:span text:style-name="T8">wnsions</text:span></text:p>
          </table:table-cell>
          <table:table-cell table:style-name="Table1.A1" office:value-type="string">
            <text:p text:style-name="P19">Mixture <text:span text:style-name="T8">components in GMM</text:span></text:p>
          </table:table-cell>
          <table:table-cell table:style-name="Table1.A1" office:value-type="string">
            <text:p text:style-name="P19">Frame-level accuracy</text:p>
          </table:table-cell>
          <table:table-cell table:style-name="Table1.A1" office:value-type="string">
            <text:p text:style-name="P19">Phoneme error rate</text:p>
          </table:table-cell>
          <table:table-cell table:style-name="Table1.E1" office:value-type="string">
            <text:p text:style-name="P18"><text:s/><text:span text:style-name="T8">Energy coefficients</text:span></text:p>
          </table:table-cell>
        </table:table-row>
        <table:table-row>
          <table:table-cell table:style-name="Table1.A2" office:value-type="string">
            <text:p text:style-name="P20">13 </text:p>
          </table:table-cell>
          <table:table-cell table:style-name="Table1.A2" office:value-type="string">
            <text:p text:style-name="P20">2</text:p>
          </table:table-cell>
          <table:table-cell table:style-name="Table1.C2" office:value-type="float" office:value="11.61936">
            <text:p text:style-name="P21">11.61936</text:p>
          </table:table-cell>
          <table:table-cell table:style-name="Table1.C2" office:value-type="float" office:value="89.15897">
            <text:p text:style-name="P21">89.15897</text:p>
          </table:table-cell>
          <table:table-cell table:style-name="Table1.E14" office:value-type="string">
            <text:p text:style-name="P20">Yes</text:p>
          </table:table-cell>
        </table:table-row>
        <table:table-row>
          <table:table-cell table:style-name="Table1.A2" office:value-type="string">
            <text:p text:style-name="P20">13</text:p>
          </table:table-cell>
          <table:table-cell table:style-name="Table1.A2" office:value-type="string">
            <text:p text:style-name="P20">4</text:p>
          </table:table-cell>
          <table:table-cell table:style-name="Table1.C2" office:value-type="float" office:value="13.65873">
            <text:p text:style-name="P21">13.65873</text:p>
          </table:table-cell>
          <table:table-cell table:style-name="Table1.C2" office:value-type="float" office:value="88.92773">
            <text:p text:style-name="P21">88.92773</text:p>
          </table:table-cell>
          <table:table-cell table:style-name="Table1.E14" office:value-type="string">
            <text:p text:style-name="P20">Yes</text:p>
          </table:table-cell>
        </table:table-row>
        <table:table-row>
          <table:table-cell table:style-name="Table1.A2" office:value-type="string">
            <text:p text:style-name="P20">13</text:p>
          </table:table-cell>
          <table:table-cell table:style-name="Table1.A2" office:value-type="string">
            <text:p text:style-name="P20">8</text:p>
          </table:table-cell>
          <table:table-cell table:style-name="Table1.C2" office:value-type="float" office:value="14.60678">
            <text:p text:style-name="P21">14.60678</text:p>
          </table:table-cell>
          <table:table-cell table:style-name="Table1.C2" office:value-type="float" office:value="88.56927">
            <text:p text:style-name="P21">88.56927</text:p>
          </table:table-cell>
          <table:table-cell table:style-name="Table1.E14" office:value-type="string">
            <text:p text:style-name="P20">Yes</text:p>
          </table:table-cell>
        </table:table-row>
        <table:table-row>
          <table:table-cell table:style-name="Table1.A2" office:value-type="string">
            <text:p text:style-name="P20">13</text:p>
          </table:table-cell>
          <table:table-cell table:style-name="Table1.A2" office:value-type="string">
            <text:p text:style-name="P20">16</text:p>
          </table:table-cell>
          <table:table-cell table:style-name="Table1.C2" office:value-type="float" office:value="15.02723">
            <text:p text:style-name="P21">15.02723</text:p>
          </table:table-cell>
          <table:table-cell table:style-name="Table1.C2" office:value-type="float" office:value="88.22339">
            <text:p text:style-name="P21">88.22339</text:p>
          </table:table-cell>
          <table:table-cell table:style-name="Table1.E14" office:value-type="string">
            <text:p text:style-name="P20">Yes</text:p>
          </table:table-cell>
        </table:table-row>
        <table:table-row>
          <table:table-cell table:style-name="Table1.A2" office:value-type="string">
            <text:p text:style-name="P20">13</text:p>
          </table:table-cell>
          <table:table-cell table:style-name="Table1.A2" office:value-type="string">
            <text:p text:style-name="P20">32</text:p>
          </table:table-cell>
          <table:table-cell table:style-name="Table1.C2" office:value-type="float" office:value="14.85941">
            <text:p text:style-name="P21">14.85941</text:p>
          </table:table-cell>
          <table:table-cell table:style-name="Table1.C2" office:value-type="float" office:value="88.05866">
            <text:p text:style-name="P21">88.05866</text:p>
          </table:table-cell>
          <table:table-cell table:style-name="Table1.E14" office:value-type="string">
            <text:p text:style-name="P20">Yes</text:p>
          </table:table-cell>
        </table:table-row>
        <table:table-row>
          <table:table-cell table:style-name="Table1.A2" office:value-type="string">
            <text:p text:style-name="P20">13</text:p>
          </table:table-cell>
          <table:table-cell table:style-name="Table1.A2" office:value-type="string">
            <text:p text:style-name="P20">64</text:p>
          </table:table-cell>
          <table:table-cell table:style-name="Table1.C2" office:value-type="float" office:value="14.34398">
            <text:p text:style-name="P22">14.34398</text:p>
          </table:table-cell>
          <table:table-cell table:style-name="Table1.C2" office:value-type="float" office:value="87.76315">
            <text:p text:style-name="P21">87.76315</text:p>
          </table:table-cell>
          <table:table-cell table:style-name="Table1.E14" office:value-type="string">
            <text:p text:style-name="P20">Yes</text:p>
          </table:table-cell>
        </table:table-row>
        <table:table-row>
          <table:table-cell table:style-name="Table1.A2" office:value-type="string">
            <text:p text:style-name="P20">13</text:p>
          </table:table-cell>
          <table:table-cell table:style-name="Table1.A2" office:value-type="string">
            <text:p text:style-name="P20">128</text:p>
          </table:table-cell>
          <table:table-cell table:style-name="Table1.C2" office:value-type="float" office:value="13.84426">
            <text:p text:style-name="P21">13.84426</text:p>
          </table:table-cell>
          <table:table-cell table:style-name="Table1.C2" office:value-type="float" office:value="88.08959">
            <text:p text:style-name="P21">88.08959</text:p>
          </table:table-cell>
          <table:table-cell table:style-name="Table1.E14" office:value-type="string">
            <text:p text:style-name="P20">Yes</text:p>
          </table:table-cell>
        </table:table-row>
        <table:table-row>
          <table:table-cell table:style-name="Table1.A2" office:value-type="string">
            <text:p text:style-name="P20">13</text:p>
          </table:table-cell>
          <table:table-cell table:style-name="Table1.A2" office:value-type="string">
            <text:p text:style-name="P20">256</text:p>
          </table:table-cell>
          <table:table-cell table:style-name="Table1.C2" office:value-type="float" office:value="13.51503">
            <text:p text:style-name="P21">13.51503</text:p>
          </table:table-cell>
          <table:table-cell table:style-name="Table1.C2" office:value-type="float" office:value="88.15495">
            <text:p text:style-name="P21">88.15495</text:p>
          </table:table-cell>
          <table:table-cell table:style-name="Table1.E14" office:value-type="string">
            <text:p text:style-name="P20">Yes</text:p>
          </table:table-cell>
        </table:table-row>
        <table:table-row>
          <table:table-cell table:style-name="Table1.A2" office:value-type="string">
            <text:p text:style-name="P20">26</text:p>
          </table:table-cell>
          <table:table-cell table:style-name="Table1.A2" office:value-type="string">
            <text:p text:style-name="P20">64</text:p>
          </table:table-cell>
          <table:table-cell table:style-name="Table1.C2" office:value-type="float" office:value="18.93172">
            <text:p text:style-name="P21">18.93172</text:p>
          </table:table-cell>
          <table:table-cell table:style-name="Table1.C2" office:value-type="float" office:value="87.58913">
            <text:p text:style-name="P21">87.58913</text:p>
          </table:table-cell>
          <table:table-cell table:style-name="Table1.E14" office:value-type="string">
            <text:p text:style-name="P20">Yes</text:p>
          </table:table-cell>
        </table:table-row>
        <text:soft-page-break/>
        <table:table-row>
          <table:table-cell table:style-name="Table1.A11" office:value-type="string">
            <text:p text:style-name="P20">39</text:p>
          </table:table-cell>
          <table:table-cell table:style-name="Table1.A11" office:value-type="string">
            <text:p text:style-name="P20">64</text:p>
          </table:table-cell>
          <table:table-cell table:style-name="Table1.C11" office:value-type="float" office:value="19.13807">
            <text:p text:style-name="P23">19.13807</text:p>
          </table:table-cell>
          <table:table-cell table:style-name="Table1.C11" office:value-type="float" office:value="82.85112">
            <text:p text:style-name="P23">82.85112</text:p>
          </table:table-cell>
          <table:table-cell table:style-name="Table1.E11" office:value-type="string">
            <text:p text:style-name="P20">Yes</text:p>
          </table:table-cell>
        </table:table-row>
        <table:table-row>
          <table:table-cell table:style-name="Table1.A2" office:value-type="string">
            <text:p text:style-name="P20">12 </text:p>
          </table:table-cell>
          <table:table-cell table:style-name="Table1.A2" office:value-type="string">
            <text:p text:style-name="P20">64</text:p>
          </table:table-cell>
          <table:table-cell table:style-name="Table1.C2" office:value-type="float" office:value="13.23828">
            <text:p text:style-name="P21">13.23828</text:p>
          </table:table-cell>
          <table:table-cell table:style-name="Table1.C2" office:value-type="float" office:value="88.89605">
            <text:p text:style-name="P21">88.89605</text:p>
          </table:table-cell>
          <table:table-cell table:style-name="Table1.E14" office:value-type="string">
            <text:p text:style-name="P20">No</text:p>
          </table:table-cell>
        </table:table-row>
        <table:table-row>
          <table:table-cell table:style-name="Table1.A2" office:value-type="string">
            <text:p text:style-name="P20">24</text:p>
          </table:table-cell>
          <table:table-cell table:style-name="Table1.A2" office:value-type="string">
            <text:p text:style-name="P20">64 </text:p>
          </table:table-cell>
          <table:table-cell table:style-name="Table1.C2" office:value-type="float" office:value="17.12372">
            <text:p text:style-name="P21">17.12372</text:p>
          </table:table-cell>
          <table:table-cell table:style-name="Table1.C2" office:value-type="float" office:value="84.91502">
            <text:p text:style-name="P21">84.91502</text:p>
          </table:table-cell>
          <table:table-cell table:style-name="Table1.E14" office:value-type="string">
            <text:p text:style-name="P20">No</text:p>
          </table:table-cell>
        </table:table-row>
        <table:table-row>
          <table:table-cell table:style-name="Table1.A2" office:value-type="string">
            <text:p text:style-name="P20">36</text:p>
          </table:table-cell>
          <table:table-cell table:style-name="Table1.A2" office:value-type="string">
            <text:p text:style-name="P20">64</text:p>
          </table:table-cell>
          <table:table-cell table:style-name="Table1.C2" office:value-type="float" office:value="17.14276">
            <text:p text:style-name="P21">17.14276</text:p>
          </table:table-cell>
          <table:table-cell table:style-name="Table1.C2" office:value-type="float" office:value="84.90527">
            <text:p text:style-name="P21">84.90527</text:p>
          </table:table-cell>
          <table:table-cell table:style-name="Table1.E14" office:value-type="string">
            <text:p text:style-name="P20">No</text:p>
          </table:table-cell>
        </table:table-row>
      </table:table>
      <text:p text:style-name="P8"/>
      <text:p text:style-name="P8"/>
      <text:p text:style-name="P8"/>
      <text:p text:style-name="P8"/>
      <text:p text:style-name="P15">Observations:-</text:p>
      <text:p text:style-name="P8">From the abo<text:span text:style-name="T7">ve table we can observe that the gmm model with 64 components considering 13+13(delta)+13(delta) mfcc features has better frame level accuracy compared to the others. It also has the least phoneme error rate. <text:s/>The best GMM model is highlighted in the above table.</text:span></text:p>
      <text:p text:style-name="P8"/>
      <text:p text:style-name="P12"/>
      <text:p text:style-name="P8"/>
      <text:p text:style-name="P8"/>
      <text:p text:style-name="P8"/>
      <text:p text:style-name="P17">Team Members:-</text:p>
      <text:p text:style-name="P9">N.L.Amrutha (I<text:span text:style-name="T10">M</text:span>T2014036)</text:p>
      <text:p text:style-name="P9">D.Chakravardhan Reddy (IMT2014015)</text:p>
      <text:p text:style-name="P9">Abhijnu Yadlapalli (IMT2014065)</text:p>
      <text:p text:style-name="P9">Rahul Ambat<text:span text:style-name="T9">i</text:span> (<text:span text:style-name="T9">IMT2014043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00:57:27.566512908</meta:creation-date>
    <dc:date>2018-12-12T11:28:36.186648474</dc:date>
    <meta:editing-duration>PT43M7S</meta:editing-duration>
    <meta:editing-cycles>5</meta:editing-cycles>
    <meta:generator>LibreOffice/4.2.8.2$Linux_X86_64 LibreOffice_project/420m0$Build-2</meta:generator>
    <meta:document-statistic meta:table-count="1" meta:image-count="0" meta:object-count="0" meta:page-count="2" meta:paragraph-count="95" meta:word-count="402" meta:character-count="2414" meta:non-whitespace-character-count="2095"/>
  </office:meta>
</office:document-meta>
</file>